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0.1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864cm" fo:min-width="3.8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495cm" fo:min-width="9.244cm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575cm" fo:min-width="9.56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.196cm" fo:min-width="0cm" fo:padding-top="0.165cm" fo:padding-bottom="0.165cm" fo:padding-left="0.29cm" fo:padding-right="0.29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solid" draw:fill-color="#ffe5ca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</style:style>
    <style:style style:name="co1" style:family="table-column">
      <style:table-column-properties style:column-width="0.881cm" style:use-optimal-column-width="false"/>
    </style:style>
    <style:style style:name="co2" style:family="table-column">
      <style:table-column-properties style:column-width="0.884cm" style:use-optimal-column-width="false"/>
    </style:style>
    <style:style style:name="co3" style:family="table-column">
      <style:table-column-properties style:column-width="0.888cm" style:use-optimal-column-width="false"/>
    </style:style>
    <style:style style:name="ro1" style:family="table-row">
      <style:table-row-properties style:row-height="1.369cm"/>
    </style:style>
    <style:style style:name="ro2" style:family="table-row">
      <style:table-row-properties style:row-height="1.373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text-properties fo:font-weight="normal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e5ca"/>
      <style:paragraph-properties fo:text-align="center"/>
      <style:text-properties fo:color="#ce181e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text-position="-33% 58%" fo:font-size="13pt" style:font-size-asian="13pt" style:font-size-complex="13pt"/>
    </style:style>
    <style:style style:name="T9" style:family="text">
      <style:text-properties fo:font-weight="normal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e181e" fo:font-weight="normal"/>
    </style:style>
    <style:style style:name="T15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.368cm" svg:x="2.35cm" svg:y="1.2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102cm" svg:height="1.372cm" svg:x="2.351cm" svg:y="3.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102cm" svg:height="1.372cm" svg:x="2.257cm" svg:y="7.0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3.321cm" svg:height="0.962cm" svg:x="16.937cm" svg:y="1.74cm">
          <draw:text-box>
            <text:p>Address x</text:p>
          </draw:text-box>
        </draw:frame>
        <draw:frame draw:style-name="gr1" draw:text-style-name="P2" draw:layer="layout" svg:width="3.321cm" svg:height="0.962cm" svg:x="16.938cm" svg:y="3.54cm">
          <draw:text-box>
            <text:p>Address y</text:p>
          </draw:text-box>
        </draw:frame>
        <draw:custom-shape draw:style-name="gr2" draw:text-style-name="P1" draw:layer="layout" svg:width="1.397cm" svg:height="1.778cm" svg:x="8.624cm" svg:y="5.0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2.692cm" svg:height="0.962cm" svg:x="17.133cm" svg:y="7.523cm">
          <draw:text-box>
            <text:p><text:span text:style-name="T1">x</text:span>XOR<text:span text:style-name="T1">y</text:span> </text:p>
          </draw:text-box>
        </draw:frame>
        <draw:frame draw:style-name="gr4" draw:text-style-name="P2" draw:layer="layout" svg:width="2.056cm" svg:height="0.962cm" svg:x="9.854cm" svg:y="5.342cm">
          <draw:text-box>
            <text:p>XOR </text:p>
          </draw:text-box>
        </draw:frame>
        <draw:custom-shape draw:style-name="gr2" draw:text-style-name="P1" draw:layer="layout" svg:width="1.397cm" svg:height="1.778cm" svg:x="8.624cm" svg:y="9.0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2.403cm" svg:height="0.962cm" svg:x="9.854cm" svg:y="9.343cm">
          <draw:text-box>
            <text:p>binary </text:p>
          </draw:text-box>
        </draw:frame>
        <draw:frame draw:style-name="gr6" draw:text-style-name="P2" draw:layer="layout" svg:width="2.259cm" svg:height="0.962cm" svg:x="8.181cm" svg:y="11.192cm">
          <draw:text-box>
            <text:p>14524</text:p>
          </draw:text-box>
        </draw:frame>
        <draw:frame draw:style-name="gr7" draw:text-style-name="P2" draw:layer="layout" svg:width="0.502cm" svg:height="1.187cm" svg:x="9.275cm" svg:y="11.993cm">
          <draw:text-box>
            <text:p/>
          </draw:text-box>
        </draw:frame>
        <draw:frame draw:style-name="gr7" draw:text-style-name="P2" draw:layer="layout" svg:width="0.502cm" svg:height="1.187cm" svg:x="9.706cm" svg:y="12.111cm">
          <draw:text-box>
            <text:p/>
          </draw:text-box>
        </draw:frame>
        <draw:frame draw:style-name="gr8" draw:text-style-name="P2" draw:layer="layout" svg:width="5.662cm" svg:height="1.673cm" svg:x="11.34cm" svg:y="22.079cm">
          <draw:text-box>
            <text:p><text:span text:style-name="T2">int</text:span>(Proximity(x,y))</text:p>
          </draw:text-box>
        </draw:frame>
        <draw:frame draw:style-name="gr7" draw:text-style-name="P2" draw:layer="layout" svg:width="0.502cm" svg:height="1.187cm" svg:x="11.116cm" svg:y="13.758cm">
          <draw:text-box>
            <text:p/>
          </draw:text-box>
        </draw:frame>
        <draw:frame draw:style-name="gr7" draw:text-style-name="P2" draw:layer="layout" svg:width="0.502cm" svg:height="1.187cm" svg:x="11.488cm" svg:y="14.128cm">
          <draw:text-box>
            <text:p/>
          </draw:text-box>
        </draw:frame>
        <draw:frame draw:style-name="gr7" draw:text-style-name="P2" draw:layer="layout" svg:width="0.502cm" svg:height="1.187cm" svg:x="11.488cm" svg:y="14.128cm">
          <draw:text-box>
            <text:p/>
          </draw:text-box>
        </draw:frame>
        <draw:frame draw:style-name="gr7" draw:text-style-name="P2" draw:layer="layout" svg:width="0.502cm" svg:height="1.187cm" svg:x="11.488cm" svg:y="14.128cm">
          <draw:text-box>
            <text:p/>
          </draw:text-box>
        </draw:frame>
        <draw:frame draw:style-name="gr7" draw:text-style-name="P2" draw:layer="layout" svg:width="0.502cm" svg:height="1.187cm" svg:x="11.488cm" svg:y="14.128cm">
          <draw:text-box>
            <text:p/>
          </draw:text-box>
        </draw:frame>
        <draw:custom-shape draw:style-name="gr2" draw:text-style-name="P1" draw:layer="layout" svg:width="1.397cm" svg:height="1.778cm" svg:x="8.624cm" svg:y="12.8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4.328cm" svg:height="1.114cm" svg:x="9.853cm" svg:y="12.992cm">
          <draw:text-box>
            <text:p>log<text:span text:style-name="T3">2</text:span>(distance)</text:p>
          </draw:text-box>
        </draw:frame>
        <draw:frame draw:style-name="gr10" draw:text-style-name="P2" draw:layer="layout" svg:width="9.846cm" svg:height="1.745cm" svg:x="10.753cm" svg:y="10.361cm">
          <draw:text-box>
            <text:p><text:span text:style-name="T4"><text:s text:c="2"/></text:span><text:span text:style-name="T4">distance (maxdistance = 16)</text:span><text:span text:style-name="T4"><text:line-break/></text:span><text:span text:style-name="T4"> <text:s text:c="19"/></text:span><text:span text:style-name="T5"><text:s text:c="24"/></text:span><text:span text:style-name="T6">= </text:span><text:span text:style-name="T7">log</text:span><text:span text:style-name="T8">2</text:span><text:span text:style-name="T7">(2^16)</text:span></text:p>
          </draw:text-box>
        </draw:frame>
        <draw:frame draw:style-name="gr11" draw:text-style-name="P3" draw:layer="layout" svg:width="2.413cm" svg:height="0.962cm" svg:x="8.104cm" svg:y="18.65cm">
          <draw:text-box>
            <text:p><text:span text:style-name="T9">2.174</text:span></text:p>
          </draw:text-box>
        </draw:frame>
        <draw:custom-shape draw:style-name="gr2" draw:text-style-name="P1" draw:layer="layout" svg:width="1.397cm" svg:height="1.778cm" svg:x="8.624cm" svg:y="16.4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10.06cm" svg:height="1.825cm" svg:x="9.852cm" svg:y="16.282cm">
          <draw:text-box>
            <text:p><text:span text:style-name="T4">log</text:span><text:span text:style-name="T10">2</text:span><text:span text:style-name="T4">(maxdistance) – log</text:span><text:span text:style-name="T10">2</text:span><text:span text:style-name="T11">(distance)</text:span><text:span text:style-name="T11"><text:line-break/></text:span><text:span text:style-name="T11"> <text:s text:c="9"/></text:span><text:span text:style-name="T12"><text:s/></text:span><text:span text:style-name="T13">16</text:span><text:span text:style-name="T5"> <text:s text:c="20"/>– <text:s text:c="6"/>13.826</text:span></text:p>
          </draw:text-box>
        </draw:frame>
        <draw:frame draw:style-name="gr13" draw:text-style-name="P4" draw:layer="layout" svg:width="2.97cm" svg:height="0.963cm" svg:x="8.125cm" svg:y="14.713cm">
          <draw:text-box>
            <text:p>13.826 <text:s text:c="2"/></text:p>
          </draw:text-box>
        </draw:frame>
        <draw:custom-shape draw:style-name="gr2" draw:text-style-name="P1" draw:layer="layout" svg:width="1.397cm" svg:height="1.778cm" svg:x="8.624cm" svg:y="20.0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5" xml:id="id1" draw:id="id1" draw:layer="layout" svg:width="1.016cm" svg:height="0.962cm" svg:x="8.866cm" svg:y="22.133cm">
          <draw:text-box>
            <text:p><text:span text:style-name="T2">2</text:span></text:p>
          </draw:text-box>
        </draw:frame>
        <draw:custom-shape draw:style-name="gr14" draw:text-style-name="P6" draw:layer="layout" svg:width="0.762cm" svg:height="1.61cm" draw:transform="rotate (1.5707963267949) translate (2.265cm 9.4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5" draw:text-style-name="P1" draw:layer="layout" draw:line-skew="-2.633cm" svg:x1="3.126cm" svg:y1="9.879cm" svg:x2="8.866cm" svg:y2="22.614cm" draw:end-shape="id1" draw:end-glue-point="3" svg:d="M3126 9879h-13v12735h5753" svg:viewBox="0 0 5754 12736">
          <text:p/>
        </draw:connector>
        <draw:frame draw:style-name="gr16" draw:text-style-name="P7" draw:layer="layout" svg:width="13.718cm" svg:height="1.673cm" svg:x="3.54cm" svg:y="24.114cm">
          <draw:text-box>
            <text:p text:style-name="P1"><text:span text:style-name="T14">The </text:span><text:span text:style-name="T15">higher</text:span><text:span text:style-name="T14"> the proximity number,</text:span><text:span text:style-name="T14"><text:line-break/></text:span><text:span text:style-name="T14">the </text:span><text:span text:style-name="T15">closer</text:span><text:span text:style-name="T14"> to each other the two addresses are</text:span></text:p>
          </draw:text-box>
        </draw:frame>
        <draw:frame draw:style-name="gr17" draw:text-style-name="P2" draw:layer="layout" svg:width="4.346cm" svg:height="0.962cm" svg:x="11.34cm" svg:y="18.679cm">
          <draw:text-box>
            <text:p>Proximity(x,y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0:56:00.822543195</meta:creation-date>
    <dc:date>2018-05-27T21:26:12.309764667</dc:date>
    <meta:editing-duration>PT2H41M52S</meta:editing-duration>
    <meta:editing-cycles>5</meta:editing-cycles>
    <meta:generator>LibreOffice/6.0.4.2$Linux_X86_64 LibreOffice_project/00m0$Build-2</meta:generator>
    <meta:document-statistic meta:object-count="32"/>
  </office:meta>
</office:document-meta>
</file>